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iftd</text:p>
          </table:table-cell>
          <table:table-cell office:value-type="string">
            <text:p>arizonatransfer</text:p>
          </table:table-cell>
          <table:table-cell office:value-type="string">
            <text:p>urllib2</text:p>
          </table:table-cell>
          <table:table-cell table:number-columns-repeated="3"/>
          <table:table-cell office:value-type="string">
            <text:p>http_slow</text:p>
          </table:table-cell>
          <table:table-cell office:value-type="string">
            <text:p>http_delay</text:p>
          </table:table-cell>
          <table:table-cell table:number-columns-repeated="6"/>
          <table:table-cell office:value-type="string">
            <text:p>iftd</text:p>
          </table:table-cell>
          <table:table-cell office:value-type="string">
            <text:p>arizonatransfer</text:p>
          </table:table-cell>
          <table:table-cell office:value-type="string">
            <text:p>urllib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44">
            <text:p>0.0344</text:p>
          </table:table-cell>
          <table:table-cell office:value-type="float" office:value="0.1144">
            <text:p>0.1144</text:p>
          </table:table-cell>
          <table:table-cell office:value-type="float" office:value="0.005879">
            <text:p>0.005879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4345.4">
            <text:p>4345.4</text:p>
          </table:table-cell>
          <table:table-cell office:value-type="float" office:value="0.4994">
            <text:p>0.4994</text:p>
          </table:table-cell>
          <table:table-cell table:number-columns-repeated="5"/>
          <table:table-cell table:style-name="ce1" office:value-type="float" office:value="1000">
            <text:p>1.00E+03</text:p>
          </table:table-cell>
          <table:table-cell table:formula="of:=[.A2]/([.B2])" office:value-type="float" office:value="29.0697674418605">
            <text:p>29.0697674418605</text:p>
          </table:table-cell>
          <table:table-cell table:formula="of:=[.A2]/([.C2])" office:value-type="float" office:value="8.74125874125874">
            <text:p>8.74125874125874</text:p>
          </table:table-cell>
          <table:table-cell table:formula="of:=[.A2]/([.D2])" office:value-type="float" office:value="170.096955264501">
            <text:p>170.09695526450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4192">
            <text:p>0.04192</text:p>
          </table:table-cell>
          <table:table-cell office:value-type="float" office:value="0.1082">
            <text:p>0.1082</text:p>
          </table:table-cell>
          <table:table-cell office:value-type="float" office:value="0.006471">
            <text:p>0.006471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44281.5">
            <text:p>44281.5</text:p>
          </table:table-cell>
          <table:table-cell office:value-type="float" office:value="49.95">
            <text:p>49.95</text:p>
          </table:table-cell>
          <table:table-cell table:number-columns-repeated="5"/>
          <table:table-cell table:style-name="ce1" office:value-type="float" office:value="10000">
            <text:p>1.00E+04</text:p>
          </table:table-cell>
          <table:table-cell table:formula="of:=[.A3]/([.B3])" office:value-type="float" office:value="238.549618320611">
            <text:p>238.549618320611</text:p>
          </table:table-cell>
          <table:table-cell table:formula="of:=[.A3]/([.C3])" office:value-type="float" office:value="92.4214417744917">
            <text:p>92.4214417744917</text:p>
          </table:table-cell>
          <table:table-cell table:formula="of:=[.A3]/([.D3])" office:value-type="float" office:value="1545.35620460516">
            <text:p>1545.35620460516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495">
            <text:p>0.03495</text:p>
          </table:table-cell>
          <table:table-cell office:value-type="float" office:value="0.1112">
            <text:p>0.1112</text:p>
          </table:table-cell>
          <table:table-cell office:value-type="float" office:value="0.008284">
            <text:p>0.008284</text:p>
          </table:table-cell>
          <table:table-cell table:number-columns-repeated="2"/>
          <table:table-cell office:value-type="float" office:value="100000">
            <text:p>100000</text:p>
          </table:table-cell>
          <table:table-cell office:value-type="float" office:value="770.8">
            <text:p>770.8</text:p>
          </table:table-cell>
          <table:table-cell office:value-type="float" office:value="9322.3">
            <text:p>9322.3</text:p>
          </table:table-cell>
          <table:table-cell table:number-columns-repeated="5"/>
          <table:table-cell table:style-name="ce1" office:value-type="float" office:value="100000">
            <text:p>1.00E+05</text:p>
          </table:table-cell>
          <table:table-cell table:formula="of:=[.A4]/([.B4])" office:value-type="float" office:value="2861.23032904149">
            <text:p>2861.23032904149</text:p>
          </table:table-cell>
          <table:table-cell table:formula="of:=[.A4]/([.C4])" office:value-type="float" office:value="899.280575539568">
            <text:p>899.280575539568</text:p>
          </table:table-cell>
          <table:table-cell table:formula="of:=[.A4]/([.D4])" office:value-type="float" office:value="12071.463061323">
            <text:p>12071.463061323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6581">
            <text:p>0.06581</text:p>
          </table:table-cell>
          <table:table-cell office:value-type="float" office:value="0.1356">
            <text:p>0.1356</text:p>
          </table:table-cell>
          <table:table-cell office:value-type="float" office:value="0.02408">
            <text:p>0.02408</text:p>
          </table:table-cell>
          <table:table-cell table:number-columns-repeated="2"/>
          <table:table-cell office:value-type="float" office:value="1000000">
            <text:p>1000000</text:p>
          </table:table-cell>
          <table:table-cell office:value-type="float" office:value="4008.7">
            <text:p>4008.7</text:p>
          </table:table-cell>
          <table:table-cell office:value-type="float" office:value="97563">
            <text:p>97563</text:p>
          </table:table-cell>
          <table:table-cell table:number-columns-repeated="5"/>
          <table:table-cell table:style-name="ce1" office:value-type="float" office:value="1000000">
            <text:p>1.00E+06</text:p>
          </table:table-cell>
          <table:table-cell table:formula="of:=[.A5]/([.B5])" office:value-type="float" office:value="15195.2590791673">
            <text:p>15195.2590791673</text:p>
          </table:table-cell>
          <table:table-cell table:formula="of:=[.A5]/([.C5])" office:value-type="float" office:value="7374.63126843658">
            <text:p>7374.63126843658</text:p>
          </table:table-cell>
          <table:table-cell table:formula="of:=[.A5]/([.D5])" office:value-type="float" office:value="41528.2392026578">
            <text:p>41528.2392026578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4873">
            <text:p>0.4873</text:p>
          </table:table-cell>
          <table:table-cell office:value-type="float" office:value="0.4027">
            <text:p>0.4027</text:p>
          </table:table-cell>
          <table:table-cell office:value-type="float" office:value="0.168">
            <text:p>0.168</text:p>
          </table:table-cell>
          <table:table-cell table:number-columns-repeated="2"/>
          <table:table-cell office:value-type="float" office:value="10000000">
            <text:p>10000000</text:p>
          </table:table-cell>
          <table:table-cell office:value-type="float" office:value="78162.5">
            <text:p>78162.5</text:p>
          </table:table-cell>
          <table:table-cell office:value-type="float" office:value="896328">
            <text:p>896328</text:p>
          </table:table-cell>
          <table:table-cell table:number-columns-repeated="5"/>
          <table:table-cell table:style-name="ce1" office:value-type="float" office:value="10000000">
            <text:p>1.00E+07</text:p>
          </table:table-cell>
          <table:table-cell table:formula="of:=[.A6]/([.B6])" office:value-type="float" office:value="20521.2394828648">
            <text:p>20521.2394828648</text:p>
          </table:table-cell>
          <table:table-cell table:formula="of:=[.A6]/([.C6])" office:value-type="float" office:value="24832.3814253787">
            <text:p>24832.3814253787</text:p>
          </table:table-cell>
          <table:table-cell table:formula="of:=[.A6]/([.D6])" office:value-type="float" office:value="59523.8095238095">
            <text:p>59523.8095238095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4.729">
            <text:p>4.729</text:p>
          </table:table-cell>
          <table:table-cell office:value-type="float" office:value="4.549">
            <text:p>4.549</text:p>
          </table:table-cell>
          <table:table-cell office:value-type="float" office:value="1.704">
            <text:p>1.704</text:p>
          </table:table-cell>
          <table:table-cell table:number-columns-repeated="2"/>
          <table:table-cell office:value-type="float" office:value="100000000">
            <text:p>100000000</text:p>
          </table:table-cell>
          <table:table-cell office:value-type="float" office:value="1566778">
            <text:p>1566778</text:p>
          </table:table-cell>
          <table:table-cell office:value-type="float" office:value="60126370">
            <text:p>60126370</text:p>
          </table:table-cell>
          <table:table-cell table:number-columns-repeated="5"/>
          <table:table-cell table:style-name="ce1" office:value-type="float" office:value="100000000">
            <text:p>1.00E+08</text:p>
          </table:table-cell>
          <table:table-cell table:formula="of:=[.A7]/([.B7])" office:value-type="float" office:value="21146.1196870374">
            <text:p>21146.1196870374</text:p>
          </table:table-cell>
          <table:table-cell table:formula="of:=[.A7]/([.C7])" office:value-type="float" office:value="21982.853374368">
            <text:p>21982.853374368</text:p>
          </table:table-cell>
          <table:table-cell table:formula="of:=[.A7]/([.D7])" office:value-type="float" office:value="58685.4460093897">
            <text:p>58685.4460093897</text:p>
          </table:table-cell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>
            <text:p>iftd</text:p>
          </table:table-cell>
          <table:table-cell office:value-type="string">
            <text:p>arizonatransfer</text:p>
          </table:table-cell>
          <table:table-cell office:value-type="string">
            <text:p>urllib2</text:p>
          </table:table-cell>
          <table:table-cell table:number-columns-repeated="3"/>
          <table:table-cell office:value-type="string">
            <text:p>http</text:p>
          </table:table-cell>
          <table:table-cell office:value-type="string">
            <text:p>bittorrent</text:p>
          </table:table-cell>
          <table:table-cell office:value-type="string">
            <text:p>scp</text:p>
          </table:table-cell>
          <table:table-cell office:value-type="string">
            <text:p>http-reject</text:p>
          </table:table-cell>
          <table:table-cell office:value-type="string">
            <text:p>bittorrent-reject</text:p>
          </table:table-cell>
          <table:table-cell office:value-type="string">
            <text:p>scp-reject</text:p>
          </table:table-cell>
          <table:table-cell/>
          <table:table-cell/>
          <table:table-cell office:value-type="string">
            <text:p>HTTP</text:p>
          </table:table-cell>
          <table:table-cell office:value-type="string">
            <text:p>BitTorrent</text:p>
          </table:table-cell>
          <table:table-cell office:value-type="string">
            <text:p>scp</text:p>
          </table:table-cell>
          <table:table-cell office:value-type="string">
            <text:p>Total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">
            <text:p>0.0</text:p>
          </table:table-cell>
          <table:table-cell table:number-columns-repeated="3" office:value-type="float" office:value="0">
            <text:p>0</text:p>
          </table:table-cell>
          <table:table-cell table:formula="of:=SUM([.P11:.R1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10">
            <text:p>10</text:p>
          </table:table-cell>
          <table:table-cell table:formula="of:=2*5" office:value-type="float" office:value="10">
            <text:p>1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.1">
            <text:p>0.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P12:.R12])" office:value-type="float" office:value="5">
            <text:p>5</text:p>
          </table:table-cell>
          <table:table-cell/>
          <table:table-cell>
            <draw:frame table:end-cell-address="Sheet1.AL40" table:end-x="0.0244in" table:end-y="0.1461in" draw:z-index="3" draw:style-name="gr1" svg:width="14.2858in" svg:height="4.9902in" svg:x="0.852in" svg:y="0.115in">
              <draw:object draw:notify-on-update-of-ranges="Sheet1.O10:Sheet1.O10 Sheet1.O11:Sheet1.O100 Sheet1.P10:Sheet1.P10 Sheet1.P11:Sheet1.P100 Sheet1.O10:Sheet1.O10 Sheet1.O11:Sheet1.O100 Sheet1.Q10:Sheet1.Q10 Sheet1.Q11:Sheet1.Q100 Sheet1.O10:Sheet1.O10 Sheet1.O11:Sheet1.O100 Sheet1.R10:Sheet1.R10 Sheet1.R11:Sheet1.R100 Sheet1.O10:Sheet1.O10 Sheet1.O11:Sheet1.O100 Sheet1.S10:Sheet1.S10 Sheet1.S11:Sheet1.S10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4*5" office:value-type="float" office:value="20">
            <text:p>2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.2">
            <text:p>0.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formula="of:=SUM([.P13:.R13])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7*5" office:value-type="float" office:value="35">
            <text:p>3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.3">
            <text:p>0.3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formula="of:=SUM([.P14:.R14])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formula="of:=9*5" office:value-type="float" office:value="45">
            <text:p>4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.4">
            <text:p>0.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formula="of:=SUM([.P15:.R15])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11*5" office:value-type="float" office:value="55">
            <text:p>5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.5">
            <text:p>0.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P16:.R16]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table:formula="of:=13*5" office:value-type="float" office:value="65">
            <text:p>6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.6">
            <text:p>0.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P17:.R17]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table:formula="of:=80" office:value-type="float" office:value="80">
            <text:p>8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.7">
            <text:p>0.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P18:.R18]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formula="of:=18*5" office:value-type="float" office:value="90">
            <text:p>9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.8">
            <text:p>0.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P19:.R19]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0.9">
            <text:p>0.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P20:.R20]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">
            <text:p>1.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P21:.R21]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.1">
            <text:p>1.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P22:.R22]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.2">
            <text:p>1.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P23:.R23]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.3">
            <text:p>1.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P24:.R24]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.4">
            <text:p>1.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P25:.R25]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.5">
            <text:p>1.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P26:.R26]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.6">
            <text:p>1.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P27:.R27]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.7">
            <text:p>1.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P28:.R28]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.8">
            <text:p>1.8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table:formula="of:=SUM([.P29:.R29]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95">
            <text:p>95</text:p>
          </table:table-cell>
          <table:table-cell table:number-columns-repeated="2" office:value-type="float" office:value="125">
            <text:p>125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formula="of:=82+29" office:value-type="float" office:value="111">
            <text:p>111</text:p>
          </table:table-cell>
          <table:table-cell office:value-type="float" office:value="3">
            <text:p>3</text:p>
          </table:table-cell>
          <table:table-cell table:formula="of:=SUM([.P30:.R30]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5">
            <text:p>1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2">
            <text:p>2.0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formula="of:=SUM([.P31:.R31]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5">
            <text:p>125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2.1">
            <text:p>2.1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formula="of:=SUM([.P32:.R32]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5">
            <text:p>125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2.2">
            <text:p>2.2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formula="of:=SUM([.P33:.R33]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5">
            <text:p>125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2.3">
            <text:p>2.3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table:formula="of:=SUM([.P34:.R34]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5">
            <text:p>125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2.4">
            <text:p>2.4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table:formula="of:=SUM([.P35:.R35]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25">
            <text:p>125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2.5">
            <text:p>2.5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table:formula="of:=SUM([.P36:.R36]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2.6">
            <text:p>2.6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table:formula="of:=SUM([.P37:.R37]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arizonatransfer http2 fails at 0.54 seconds</text:p>
          </table:table-cell>
          <table:table-cell table:number-columns-repeated="5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2.7">
            <text:p>2.7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table:formula="of:=SUM([.P38:.R38]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urllib2 fails at .43 seconds</text:p>
          </table:table-cell>
          <table:table-cell table:number-columns-repeated="5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2.8">
            <text:p>2.8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table:formula="of:=SUM([.P39:.R39]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iftd http2 fails at 1.79 seconds</text:p>
          </table:table-cell>
          <table:table-cell table:number-columns-repeated="5"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2.9">
            <text:p>2.9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table:formula="of:=SUM([.P40:.R40]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3">
            <text:p>3.0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table:formula="of:=SUM([.P41:.R41]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2" office:value-type="float" office:value="3.1">
            <text:p>3.1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table:formula="of:=SUM([.P42:.R42])" office:value-type="float" office:value="182">
            <text:p>182</text:p>
          </table:table-cell>
          <table:table-cell/>
          <table:table-cell>
            <draw:frame table:end-cell-address="Sheet1.AL69" table:end-x="0.035in" table:end-y="0.1457in" draw:z-index="0" draw:style-name="gr1" svg:width="14.2665in" svg:height="4.8441in" svg:x="0.8819in" svg:y="0.0839in">
              <draw:object draw:notify-on-update-of-ranges="Sheet1.O2:Sheet1.O7 Sheet1.P1:Sheet1.P1 Sheet1.P2:Sheet1.P7 Sheet1.Q1:Sheet1.Q1 Sheet1.Q2:Sheet1.Q7 Sheet1.R1:Sheet1.R1 Sheet1.R2:Sheet1.R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3.2">
            <text:p>3.2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table:formula="of:=SUM([.P43:.R43]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3.3">
            <text:p>3.3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table:formula="of:=SUM([.P44:.R44]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3.4">
            <text:p>3.4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table:formula="of:=SUM([.P45:.R45]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3.5">
            <text:p>3.5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table:formula="of:=SUM([.P46:.R46]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3.6">
            <text:p>3.6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table:formula="of:=SUM([.P47:.R47]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3.7">
            <text:p>3.7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table:formula="of:=SUM([.P48:.R48]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3.8">
            <text:p>3.8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table:formula="of:=SUM([.P49:.R49]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3.9">
            <text:p>3.9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table:formula="of:=SUM([.P50:.R50]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4">
            <text:p>4.0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table:formula="of:=SUM([.P51:.R51]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4.1">
            <text:p>4.1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table:formula="of:=SUM([.P52:.R52]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4.2">
            <text:p>4.2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table:formula="of:=SUM([.P53:.R53]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4.3">
            <text:p>4.3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table:formula="of:=SUM([.P54:.R54]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4.4">
            <text:p>4.4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9">
            <text:p>9</text:p>
          </table:table-cell>
          <table:table-cell table:formula="of:=SUM([.P55:.R55]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4.5">
            <text:p>4.5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table:formula="of:=SUM([.P56:.R56]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4.6">
            <text:p>4.6</text:p>
          </table:table-cell>
          <table:table-cell office:value-type="float" office:value="65">
            <text:p>65</text:p>
          </table:table-cell>
          <table:table-cell table:formula="of:=82+29" office:value-type="float" office:value="111">
            <text:p>111</text:p>
          </table:table-cell>
          <table:table-cell office:value-type="float" office:value="10">
            <text:p>10</text:p>
          </table:table-cell>
          <table:table-cell table:formula="of:=SUM([.P57:.R57]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4.7">
            <text:p>4.7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0">
            <text:p>10</text:p>
          </table:table-cell>
          <table:table-cell table:formula="of:=SUM([.P58:.R58]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4.8">
            <text:p>4.8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table:formula="of:=SUM([.P59:.R59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4.9">
            <text:p>4.9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table:formula="of:=SUM([.P60:.R60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5">
            <text:p>5.0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table:formula="of:=SUM([.P61:.R61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5.1">
            <text:p>5.1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table:formula="of:=SUM([.P62:.R62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5.2">
            <text:p>5.2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table:formula="of:=SUM([.P63:.R63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5.3">
            <text:p>5.3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table:formula="of:=SUM([.P64:.R64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5.4">
            <text:p>5.4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table:formula="of:=SUM([.P65:.R65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5.5">
            <text:p>5.5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3">
            <text:p>13</text:p>
          </table:table-cell>
          <table:table-cell table:formula="of:=SUM([.P66:.R66]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5.6">
            <text:p>5.6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3">
            <text:p>13</text:p>
          </table:table-cell>
          <table:table-cell table:formula="of:=SUM([.P67:.R67]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5.7">
            <text:p>5.7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3">
            <text:p>13</text:p>
          </table:table-cell>
          <table:table-cell table:formula="of:=SUM([.P68:.R68]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5.8">
            <text:p>5.8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table:formula="of:=SUM([.P69:.R69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5.9">
            <text:p>5.9</text:p>
          </table:table-cell>
          <table:table-cell office:value-type="float" office:value="65">
            <text:p>65</text:p>
          </table:table-cell>
          <table:table-cell table:formula="of:=82+29" office:value-type="float" office:value="111">
            <text:p>111</text:p>
          </table:table-cell>
          <table:table-cell office:value-type="float" office:value="14">
            <text:p>14</text:p>
          </table:table-cell>
          <table:table-cell table:formula="of:=SUM([.P70:.R70])" office:value-type="float" office:value="190">
            <text:p>190</text:p>
          </table:table-cell>
          <table:table-cell/>
          <table:table-cell>
            <draw:frame table:end-cell-address="Sheet1.AK101" table:end-x="0.8701in" table:end-y="0.1039in" draw:z-index="1" draw:style-name="gr1" svg:width="14.2465in" svg:height="5.4177in" svg:x="0.848in" svg:y="0.1768in">
              <draw:object draw:notify-on-update-of-ranges="Sheet1.A11:Sheet1.A36 Sheet1.B10:Sheet1.B10 Sheet1.B11:Sheet1.B36 Sheet1.C10:Sheet1.C10 Sheet1.C11:Sheet1.C36 Sheet1.D10:Sheet1.D10 Sheet1.D11:Sheet1.D3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6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6">
            <text:p>6.0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4">
            <text:p>14</text:p>
          </table:table-cell>
          <table:table-cell table:formula="of:=SUM([.P71:.R71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6.1">
            <text:p>6.1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table:formula="of:=SUM([.P72:.R72]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6.2">
            <text:p>6.2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table:formula="of:=SUM([.P73:.R73]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6.3">
            <text:p>6.3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table:formula="of:=SUM([.P74:.R74]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6.4">
            <text:p>6.4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table:formula="of:=SUM([.P75:.R75]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6.5">
            <text:p>6.5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table:formula="of:=SUM([.P76:.R76]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6.6">
            <text:p>6.6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table:formula="of:=SUM([.P77:.R77]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6.7">
            <text:p>6.7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table:formula="of:=SUM([.P78:.R78]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2" office:value-type="float" office:value="6.8">
            <text:p>6.8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SUM([.P79:.R79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6.9">
            <text:p>6.9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SUM([.P80:.R80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7">
            <text:p>7.0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table:formula="of:=SUM([.P81:.R81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7.1">
            <text:p>7.1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SUM([.P82:.R82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7.2">
            <text:p>7.2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SUM([.P83:.R83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7.3">
            <text:p>7.3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SUM([.P84:.R84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7.4">
            <text:p>7.4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SUM([.P85:.R85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7.5">
            <text:p>7.5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SUM([.P86:.R86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7.6">
            <text:p>7.6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SUM([.P87:.R87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7.7">
            <text:p>7.7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table:formula="of:=SUM([.P88:.R88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7.8">
            <text:p>7.8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table:formula="of:=SUM([.P89:.R89]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7.9">
            <text:p>7.9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table:formula="of:=SUM([.P90:.R90]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8">
            <text:p>8.0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table:formula="of:=SUM([.P91:.R91]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8.1">
            <text:p>8.1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table:formula="of:=SUM([.P92:.R92]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8.2">
            <text:p>8.2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table:formula="of:=SUM([.P93:.R93]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8.3">
            <text:p>8.3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table:formula="of:=SUM([.P94:.R94]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8.4">
            <text:p>8.4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table:formula="of:=SUM([.P95:.R95]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8.5">
            <text:p>8.5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22">
            <text:p>22</text:p>
          </table:table-cell>
          <table:table-cell table:formula="of:=SUM([.P96:.R96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8.6">
            <text:p>8.6</text:p>
          </table:table-cell>
          <table:table-cell office:value-type="float" office:value="65">
            <text:p>6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formula="of:=SUM([.P97:.R97]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8.7">
            <text:p>8.7</text:p>
          </table:table-cell>
          <table:table-cell office:value-type="float" office:value="65">
            <text:p>6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formula="of:=SUM([.P98:.R98]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8.8">
            <text:p>8.8</text:p>
          </table:table-cell>
          <table:table-cell office:value-type="float" office:value="65">
            <text:p>6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formula="of:=SUM([.P99:.R99]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 office:value-type="float" office:value="8.9">
            <text:p>8.9</text:p>
          </table:table-cell>
          <table:table-cell office:value-type="float" office:value="65">
            <text:p>6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formula="of:=SUM([.P100:.R100]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>
            <draw:frame table:end-cell-address="Sheet1.AK134" table:end-x="0.8815in" table:end-y="0.1035in" draw:z-index="2" draw:style-name="gr1" svg:width="14.2059in" svg:height="5.5965in" svg:x="0.011in" svg:y="0.1748in">
              <draw:object draw:notify-on-update-of-ranges="Sheet1.G2:Sheet1.G7 Sheet1.H1:Sheet1.H1 Sheet1.H2:Sheet1.H7 Sheet1.I1:Sheet1.I1 Sheet1.I2:Sheet1.I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6"/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5">
            <text:p>1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49">
            <text:p>1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8">
            <text:p>17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SUM([.H11:.H210])" office:value-type="float" office:value="65">
            <text:p>65</text:p>
          </table:table-cell>
          <table:table-cell table:formula="of:=SUM([.I11:.I210])" office:value-type="float" office:value="113">
            <text:p>113</text:p>
          </table:table-cell>
          <table:table-cell table:formula="of:=SUM([.J11:.J210])" office:value-type="float" office:value="22">
            <text:p>22</text:p>
          </table:table-cell>
          <table:table-cell table:formula="of:=SUM([.K11:.K210])" office:value-type="float" office:value="0">
            <text:p>0</text:p>
          </table:table-cell>
          <table:table-cell table:formula="of:=SUM([.L11:.L210])" office:value-type="float" office:value="260">
            <text:p>260</text:p>
          </table:table-cell>
          <table:table-cell table:formula="of:=SUM([.M11:.M210])" office:value-type="float" office:value="2">
            <text:p>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5">05/05/2010</text:date>, <text:time>02:2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de Nelson</meta:initial-creator>
    <meta:creation-date>2010-04-22T11:16:21</meta:creation-date>
    <dc:date>2010-05-05T02:20:45</dc:date>
    <dc:creator>Jude Nelson</dc:creator>
    <meta:editing-duration>PT165H58M34S</meta:editing-duration>
    <meta:editing-cycles>13</meta:editing-cycles>
    <meta:generator>OpenOffice.org/3.2$Unix OpenOffice.org_project/320m12$Build-9483</meta:generator>
    <meta:document-statistic meta:table-count="3" meta:cell-count="20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link-data-style-to-source="false" chart:data-label-number="value" chart:data-label-text="false" chart:data-label-symbol="false" style:rotation-angle="45"/>
      <style:graphic-properties draw:fill-color="#004586"/>
      <style:text-properties fo:font-size="8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 style:rotation-angle="45"/>
      <style:graphic-properties draw:fill-color="#ff420e"/>
      <style:text-properties fo:font-size="8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 style:rotation-angle="45"/>
      <style:graphic-properties draw:fill-color="#ffd320"/>
      <style:text-properties fo:font-size="8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238cm" svg:height="12.305cm" xlink:href=".." chart:class="chart:bar" chart:style-name="ch1">
        <chart:legend chart:legend-position="top" svg:x="15.696cm" svg:y="0.246cm" chart:style-name="ch2"/>
        <chart:plot-area chart:style-name="ch3" table:cell-range-address="Sheet1.O1:Sheet1.R7" chart:data-source-has-labels="both" svg:x="1.247cm" svg:y="1.055cm" svg:width="33.543cm" svg:height="10.959cm">
          <chart:axis chart:dimension="x" chart:name="primary-x" chart:style-name="ch4">
            <chart:title svg:x="17.278cm" svg:y="11.688cm" chart:style-name="ch5">
              <text:p>File size (bytes)</text:p>
            </chart:title>
            <chart:categories table:cell-range-address="Sheet1.O2:Sheet1.O7"/>
          </chart:axis>
          <chart:axis chart:dimension="y" chart:name="primary-y" chart:style-name="ch6">
            <chart:title svg:x="0.725cm" svg:y="7.452cm" chart:style-name="ch7">
              <text:p>Bandwidth (Bps)</text:p>
            </chart:title>
          </chart:axis>
          <chart:series chart:style-name="ch8" chart:values-cell-range-address="Sheet1.P2:Sheet1.P7" chart:label-cell-address="Sheet1.P1:Sheet1.P1" chart:class="chart:bar">
            <chart:data-point chart:repeated="6"/>
          </chart:series>
          <chart:series chart:style-name="ch9" chart:values-cell-range-address="Sheet1.Q2:Sheet1.Q7" chart:label-cell-address="Sheet1.Q1:Sheet1.Q1" chart:class="chart:bar">
            <chart:data-point chart:repeated="6"/>
          </chart:series>
          <chart:series chart:style-name="ch10" chart:values-cell-range-address="Sheet1.R2:Sheet1.R7" chart:label-cell-address="Sheet1.R1:Sheet1.R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P1:Sheet1.P1">iftd</text:p>
              </table:table-cell>
              <table:table-cell office:value-type="string">
                <text:p text:id="Sheet1.Q1:Sheet1.Q1">arizonatransfer</text:p>
              </table:table-cell>
              <table:table-cell office:value-type="string">
                <text:p text:id="Sheet1.R1:Sheet1.R1">urllib2</text:p>
              </table:table-cell>
            </table:table-row>
          </table:table-header-rows>
          <table:table-rows>
            <table:table-row>
              <table:table-cell office:value-type="string">
                <text:p text:id="Sheet1.O2:Sheet1.O7">1000</text:p>
              </table:table-cell>
              <table:table-cell office:value-type="float" office:value="29.0697674418605">
                <text:p text:id="Sheet1.P2:Sheet1.P7">29.0697674418605</text:p>
              </table:table-cell>
              <table:table-cell office:value-type="float" office:value="8.74125874125874">
                <text:p text:id="Sheet1.Q2:Sheet1.Q7">8.74125874125874</text:p>
              </table:table-cell>
              <table:table-cell office:value-type="float" office:value="170.096955264501">
                <text:p text:id="Sheet1.R2:Sheet1.R7">170.09695526450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38.549618320611">
                <text:p>238.549618320611</text:p>
              </table:table-cell>
              <table:table-cell office:value-type="float" office:value="92.4214417744917">
                <text:p>92.4214417744917</text:p>
              </table:table-cell>
              <table:table-cell office:value-type="float" office:value="1545.35620460516">
                <text:p>1545.35620460516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861.23032904149">
                <text:p>2861.23032904149</text:p>
              </table:table-cell>
              <table:table-cell office:value-type="float" office:value="899.280575539568">
                <text:p>899.280575539568</text:p>
              </table:table-cell>
              <table:table-cell office:value-type="float" office:value="12071.463061323">
                <text:p>12071.463061323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15195.2590791673">
                <text:p>15195.2590791673</text:p>
              </table:table-cell>
              <table:table-cell office:value-type="float" office:value="7374.63126843658">
                <text:p>7374.63126843658</text:p>
              </table:table-cell>
              <table:table-cell office:value-type="float" office:value="41528.2392026578">
                <text:p>41528.2392026578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20521.2394828648">
                <text:p>20521.2394828648</text:p>
              </table:table-cell>
              <table:table-cell office:value-type="float" office:value="24832.3814253787">
                <text:p>24832.3814253787</text:p>
              </table:table-cell>
              <table:table-cell office:value-type="float" office:value="59523.8095238095">
                <text:p>59523.8095238095</text:p>
              </table:table-cell>
            </table:table-row>
            <table:table-row>
              <table:table-cell office:value-type="string">
                <text:p>100000000</text:p>
              </table:table-cell>
              <table:table-cell office:value-type="float" office:value="21146.1196870374">
                <text:p>21146.1196870374</text:p>
              </table:table-cell>
              <table:table-cell office:value-type="float" office:value="21982.853374368">
                <text:p>21982.853374368</text:p>
              </table:table-cell>
              <table:table-cell office:value-type="float" office:value="58685.4460093897">
                <text:p>58685.4460093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187cm" svg:height="13.762cm" xlink:href=".." chart:class="chart:line" chart:style-name="ch1">
        <chart:legend chart:legend-position="top" svg:x="15.67cm" svg:y="0.275cm" chart:style-name="ch2"/>
        <chart:plot-area chart:style-name="ch3" table:cell-range-address="Sheet1.A10:Sheet1.D36" chart:data-source-has-labels="both" svg:x="1.245cm" svg:y="1.113cm" svg:width="33.496cm" svg:height="12.3cm">
          <chart:axis chart:dimension="x" chart:name="primary-x" chart:style-name="ch4">
            <chart:title svg:x="17.67cm" svg:y="13.116cm" chart:style-name="ch5">
              <text:p>Time (s)</text:p>
            </chart:title>
            <chart:categories table:cell-range-address="Sheet1.A11:Sheet1.A36"/>
          </chart:axis>
          <chart:axis chart:dimension="y" chart:name="primary-y" chart:style-name="ch4">
            <chart:title svg:x="0.724cm" svg:y="8.406cm" chart:style-name="ch6">
              <text:p>Data Received (MB)</text:p>
            </chart:title>
          </chart:axis>
          <chart:series chart:style-name="ch7" chart:values-cell-range-address="Sheet1.B11:Sheet1.B36" chart:label-cell-address="Sheet1.B10:Sheet1.B10" chart:class="chart:line">
            <chart:data-point chart:repeated="26"/>
          </chart:series>
          <chart:series chart:style-name="ch8" chart:values-cell-range-address="Sheet1.C11:Sheet1.C36" chart:label-cell-address="Sheet1.C10:Sheet1.C10" chart:class="chart:line">
            <chart:data-point chart:repeated="26"/>
          </chart:series>
          <chart:series chart:style-name="ch9" chart:values-cell-range-address="Sheet1.D11:Sheet1.D36" chart:label-cell-address="Sheet1.D10:Sheet1.D10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0:Sheet1.B10">iftd</text:p>
              </table:table-cell>
              <table:table-cell office:value-type="string">
                <text:p text:id="Sheet1.C10:Sheet1.C10">arizonatransfer</text:p>
              </table:table-cell>
              <table:table-cell office:value-type="string">
                <text:p text:id="Sheet1.D10:Sheet1.D10">urllib2</text:p>
              </table:table-cell>
            </table:table-row>
          </table:table-header-rows>
          <table:table-rows>
            <table:table-row>
              <table:table-cell office:value-type="string">
                <text:p text:id="Sheet1.A11:Sheet1.A36">0</text:p>
              </table:table-cell>
              <table:table-cell office:value-type="float" office:value="0">
                <text:p text:id="Sheet1.B11:Sheet1.B36">0</text:p>
              </table:table-cell>
              <table:table-cell office:value-type="float" office:value="0">
                <text:p text:id="Sheet1.C11:Sheet1.C36">0</text:p>
              </table:table-cell>
              <table:table-cell office:value-type="float" office:value="0">
                <text:p text:id="Sheet1.D11:Sheet1.D36">0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50">
                <text:p>50</text:p>
              </table:table-cell>
              <table:table-cell office:value-type="float" office:value="63">
                <text:p>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65">
                <text:p>65</text:p>
              </table:table-cell>
              <table:table-cell office:value-type="float" office:value="78">
                <text:p>7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70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95">
                <text:p>9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95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084cm" svg:height="14.216cm" xlink:href=".." chart:class="chart:line" chart:style-name="ch1">
        <chart:legend chart:legend-position="top" svg:x="16.152cm" svg:y="0.284cm" chart:style-name="ch2"/>
        <chart:plot-area chart:style-name="ch3" table:cell-range-address="Sheet1.G1:Sheet1.I7" chart:data-source-has-labels="both" svg:x="1.241cm" svg:y="1.131cm" svg:width="33.401cm" svg:height="12.718cm">
          <chart:axis chart:dimension="x" chart:name="primary-x" chart:style-name="ch4">
            <chart:title svg:x="17.102cm" svg:y="13.561cm" chart:style-name="ch5">
              <text:p>File size (bytes)</text:p>
            </chart:title>
            <chart:categories table:cell-range-address="Sheet1.G2:Sheet1.G7"/>
          </chart:axis>
          <chart:axis chart:dimension="y" chart:name="primary-y" chart:style-name="ch6">
            <chart:title svg:x="0.722cm" svg:y="8.408cm" chart:style-name="ch7">
              <text:p>Bandwidth (Bps)</text:p>
            </chart:title>
          </chart:axis>
          <chart:series chart:style-name="ch8" chart:values-cell-range-address="Sheet1.H2:Sheet1.H7" chart:label-cell-address="Sheet1.H1:Sheet1.H1" chart:class="chart:line">
            <chart:data-point chart:repeated="6"/>
          </chart:series>
          <chart:series chart:style-name="ch9" chart:values-cell-range-address="Sheet1.I2:Sheet1.I7" chart:label-cell-address="Sheet1.I1:Sheet1.I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1:Sheet1.H1">http_slow</text:p>
              </table:table-cell>
              <table:table-cell office:value-type="string">
                <text:p text:id="Sheet1.I1:Sheet1.I1">http_delay</text:p>
              </table:table-cell>
            </table:table-row>
          </table:table-header-rows>
          <table:table-rows>
            <table:table-row>
              <table:table-cell office:value-type="string">
                <text:p text:id="Sheet1.G2:Sheet1.G7">1000</text:p>
              </table:table-cell>
              <table:table-cell office:value-type="float" office:value="4345.4">
                <text:p text:id="Sheet1.H2:Sheet1.H7">4345.4</text:p>
              </table:table-cell>
              <table:table-cell office:value-type="float" office:value="0.4994">
                <text:p text:id="Sheet1.I2:Sheet1.I7">0.4994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4281.5">
                <text:p>44281.5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770.8">
                <text:p>770.8</text:p>
              </table:table-cell>
              <table:table-cell office:value-type="float" office:value="9322.3">
                <text:p>9322.3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4008.7">
                <text:p>4008.7</text:p>
              </table:table-cell>
              <table:table-cell office:value-type="float" office:value="97563">
                <text:p>97563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78162.5">
                <text:p>78162.5</text:p>
              </table:table-cell>
              <table:table-cell office:value-type="float" office:value="896328">
                <text:p>896328</text:p>
              </table:table-cell>
            </table:table-row>
            <table:table-row>
              <table:table-cell office:value-type="string">
                <text:p>100000000</text:p>
              </table:table-cell>
              <table:table-cell office:value-type="float" office:value="1566778">
                <text:p>1566778</text:p>
              </table:table-cell>
              <table:table-cell office:value-type="float" office:value="60126370">
                <text:p>601263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117">
      <style:chart-properties chart:display-label="true" chart:logarithmic="false" chart:minimum="0" chart:maximum="8.9" chart:interval-major="0.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0" chart:interval-major="2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287cm" svg:height="12.676cm" xlink:href=".." chart:class="chart:scatter" chart:style-name="ch1">
        <chart:legend chart:legend-position="top" svg:x="15.518cm" svg:y="0.253cm" chart:style-name="ch2"/>
        <chart:plot-area chart:style-name="ch3" table:cell-range-address="Sheet1.O10:Sheet1.S100" chart:data-source-has-labels="row" svg:x="1.276cm" svg:y="0.989cm" svg:width="33.587cm" svg:height="11.301cm">
          <chart:axis chart:dimension="x" chart:name="primary-x" chart:style-name="ch4">
            <chart:title svg:x="17.746cm" svg:y="11.972cm" chart:style-name="ch5">
              <text:p>Time (s)</text:p>
            </chart:title>
          </chart:axis>
          <chart:axis chart:dimension="y" chart:name="primary-y" chart:style-name="ch6">
            <chart:title svg:x="0.752cm" svg:y="8.749cm" chart:style-name="ch7">
              <text:p>Chunks Transferred (5000 bytes)</text:p>
            </chart:title>
          </chart:axis>
          <chart:series chart:style-name="ch8" chart:values-cell-range-address="Sheet1.P11:Sheet1.P100" chart:label-cell-address="Sheet1.P10:Sheet1.P10" chart:class="chart:scatter">
            <chart:domain table:cell-range-address="Sheet1.O11:Sheet1.O100"/>
            <chart:data-point chart:repeated="90"/>
          </chart:series>
          <chart:series chart:style-name="ch9" chart:values-cell-range-address="Sheet1.Q11:Sheet1.Q100" chart:label-cell-address="Sheet1.Q10:Sheet1.Q10" chart:class="chart:scatter">
            <chart:data-point chart:repeated="90"/>
          </chart:series>
          <chart:series chart:style-name="ch10" chart:values-cell-range-address="Sheet1.R11:Sheet1.R100" chart:label-cell-address="Sheet1.R10:Sheet1.R10" chart:class="chart:scatter">
            <chart:data-point chart:repeated="90"/>
          </chart:series>
          <chart:series chart:style-name="ch11" chart:values-cell-range-address="Sheet1.S11:Sheet1.S100" chart:label-cell-address="Sheet1.S10:Sheet1.S10" chart:class="chart:scatter">
            <chart:data-point chart:repeated="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 text:id="Sheet1.P10:Sheet1.P10">HTTP</text:p>
              </table:table-cell>
              <table:table-cell office:value-type="string">
                <text:p text:id="Sheet1.Q10:Sheet1.Q10">BitTorrent</text:p>
              </table:table-cell>
              <table:table-cell office:value-type="string">
                <text:p text:id="Sheet1.R10:Sheet1.R10">scp</text:p>
              </table:table-cell>
              <table:table-cell office:value-type="string">
                <text:p text:id="Sheet1.S10:Sheet1.S10">To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O11:Sheet1.O100">0</text:p>
              </table:table-cell>
              <table:table-cell office:value-type="float" office:value="0">
                <text:p text:id="Sheet1.P11:Sheet1.P100">0</text:p>
              </table:table-cell>
              <table:table-cell office:value-type="float" office:value="0">
                <text:p text:id="Sheet1.Q11:Sheet1.Q100">0</text:p>
              </table:table-cell>
              <table:table-cell office:value-type="float" office:value="0">
                <text:p text:id="Sheet1.R11:Sheet1.R100">0</text:p>
              </table:table-cell>
              <table:table-cell office:value-type="float" office:value="0">
                <text:p text:id="Sheet1.S11:Sheet1.S10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65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8">
                <text:p>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4">
                <text:p>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4">
                <text:p>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4">
                <text:p>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6">
                <text:p>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6">
                <text:p>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6">
                <text:p>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8">
                <text:p>1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8">
                <text:p>1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8">
                <text:p>1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9">
                <text:p>1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9">
                <text:p>1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9">
                <text:p>1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19">
                <text:p>1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65">
                <text:p>65</text:p>
              </table:table-cell>
              <table:table-cell office:value-type="float" office:value="111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65">
                <text:p>65</text:p>
              </table:table-cell>
              <table:table-cell office:value-type="float" office:value="113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65">
                <text:p>65</text:p>
              </table:table-cell>
              <table:table-cell office:value-type="float" office:value="113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65">
                <text:p>65</text:p>
              </table:table-cell>
              <table:table-cell office:value-type="float" office:value="113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65">
                <text:p>65</text:p>
              </table:table-cell>
              <table:table-cell office:value-type="float" office:value="113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